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909cm" fo:break-before="auto" style:use-optimal-row-height="fals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824cm" fo:break-before="auto" style:use-optimal-row-height="false"/>
    </style:style>
    <style:style style:name="ro8" style:family="table-row">
      <style:table-row-properties style:row-height="1.667cm" fo:break-before="auto" style:use-optimal-row-height="fals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3" office:value-type="string" calcext:value-type="string">
            <text:p>Requisito previsto inicialmente e realizado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. - falta movimentação segundo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, mas realizado apenas PARCIALMENTE – falta objetiv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projetil.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, mas realizado apenas PARCIALMENTE – falta ainda o jogador tomar dano.</text:p>
          </table:table-cell>
          <table:table-cell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3"/>
        </table:table-row>
        <table:table-row table:style-name="ro9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3"/>
          <table:table-cell table:style-name="ce18" office:value-type="string" calcext:value-type="string">
            <text:p>30% (30 por c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02:07:35.2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9T02:08:51.896000000</dc:date>
    <meta:editing-duration>PT4H27M54S</meta:editing-duration>
    <meta:editing-cycles>13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